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200%"/>
      <style:text-properties fo:font-variant="normal" fo:text-transform="none" fo:color="#000000" style:text-line-through-style="none" style:font-name="Times New Roman" fo:font-size="12pt" fo:font-style="normal" style:text-underline-style="none" fo:font-weight="normal" officeooo:rsid="00198736" officeooo:paragraph-rsid="000f0ad3" style:text-blinking="false" fo:background-color="transparent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line-height="200%"/>
      <style:text-properties fo:font-variant="normal" fo:text-transform="none" fo:color="#000000" style:text-line-through-style="none" style:font-name="Times New Roman" fo:font-size="12pt" fo:font-style="normal" style:text-underline-style="none" fo:font-weight="bold" officeooo:rsid="000f0ad3" officeooo:paragraph-rsid="000f0ad3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200%"/>
      <style:text-properties officeooo:rsid="000e171b" officeooo:paragraph-rsid="000e171b"/>
    </style:style>
    <style:style style:name="P4" style:family="paragraph" style:parent-style-name="Standard">
      <style:paragraph-properties fo:line-height="200%"/>
      <style:text-properties fo:font-weight="bold" officeooo:rsid="000e171b" officeooo:paragraph-rsid="000e171b" style:font-weight-asian="bold" style:font-weight-complex="bold"/>
    </style:style>
    <style:style style:name="P5" style:family="paragraph" style:parent-style-name="Standard">
      <style:paragraph-properties fo:line-height="200%"/>
      <style:text-properties fo:font-weight="bold" officeooo:rsid="000f0ad3" officeooo:paragraph-rsid="000f0ad3" style:font-weight-asian="bold" style:font-weight-complex="bold"/>
    </style:style>
    <style:style style:name="P6" style:family="paragraph" style:parent-style-name="Standard">
      <style:paragraph-properties fo:line-height="200%"/>
      <style:text-properties fo:font-variant="normal" fo:text-transform="none" fo:color="#000000" style:text-line-through-style="none" style:font-name="Times New Roman" fo:font-size="12pt" fo:font-style="normal" style:text-underline-style="none" fo:font-weight="normal" officeooo:rsid="00198736" officeooo:paragraph-rsid="000f0ad3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200%"/>
      <style:text-properties fo:font-variant="normal" fo:text-transform="none" fo:color="#000000" style:text-line-through-style="none" style:font-name="Times New Roman" fo:font-size="12pt" fo:font-style="normal" style:text-underline-style="none" fo:font-weight="normal" officeooo:rsid="001bbdec" officeooo:paragraph-rsid="000f0ad3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200%"/>
      <style:text-properties fo:font-variant="normal" fo:text-transform="none" fo:color="#000000" style:text-line-through-style="none" style:font-name="Times New Roman" fo:font-size="12pt" fo:font-style="normal" style:text-underline-style="none" fo:font-weight="bold" officeooo:rsid="000f0ad3" officeooo:paragraph-rsid="000f0ad3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200%"/>
      <style:text-properties style:font-name="Times New Roman" fo:font-size="12pt" officeooo:paragraph-rsid="000f0ad3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000000" style:text-line-through-style="none" style:font-name="Times New Roman" fo:font-size="12pt" fo:font-style="normal" style:text-underline-style="none" fo:font-weight="bold" officeooo:rsid="001bedfa" officeooo:paragraph-rsid="000f0ad3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000000" style:text-line-through-style="none" style:font-name="Times New Roman" fo:font-size="12pt" fo:font-style="normal" style:text-underline-style="none" fo:font-weight="normal" officeooo:rsid="001f71e1" officeooo:paragraph-rsid="000f0ad3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in" fo:margin-bottom="0in" style:contextual-spacing="false"/>
      <style:text-properties officeooo:paragraph-rsid="000f0ad3"/>
    </style:style>
    <style:style style:name="P13" style:family="paragraph" style:parent-style-name="Standard">
      <style:paragraph-properties fo:margin-top="0in" fo:margin-bottom="0in" style:contextual-spacing="false"/>
      <style:text-properties officeooo:rsid="001bedfa" officeooo:paragraph-rsid="000f0ad3"/>
    </style:style>
    <style:style style:name="P14" style:family="paragraph" style:parent-style-name="Standard" style:list-style-name="L3">
      <style:paragraph-properties fo:margin-top="0in" fo:margin-bottom="0in" style:contextual-spacing="false"/>
      <style:text-properties officeooo:paragraph-rsid="000f0ad3"/>
    </style:style>
    <style:style style:name="P15" style:family="paragraph" style:parent-style-name="Standard">
      <style:paragraph-properties loext:contextual-spacing="false" fo:margin-top="0in" fo:margin-bottom="0in" style:contextual-spacing="false"/>
      <style:text-properties officeooo:paragraph-rsid="000f0ad3"/>
    </style:style>
    <style:style style:name="P16" style:family="paragraph" style:parent-style-name="Standard">
      <style:paragraph-properties fo:margin-top="0in" fo:margin-bottom="0in" style:contextual-spacing="false"/>
      <style:text-properties officeooo:rsid="001f71e1" officeooo:paragraph-rsid="000f0ad3"/>
    </style:style>
    <style:style style:name="P17" style:family="paragraph" style:parent-style-name="Standard">
      <style:paragraph-properties loext:contextual-spacing="false" fo:margin-top="0in" fo:margin-bottom="0in" style:contextual-spacing="false"/>
      <style:text-properties officeooo:rsid="001dc12d" officeooo:paragraph-rsid="000f0ad3"/>
    </style:style>
    <style:style style:name="P18" style:family="paragraph" style:parent-style-name="Standard" style:list-style-name="WWNum1">
      <style:paragraph-properties loext:contextual-spacing="true" fo:margin-left="0.5in" fo:margin-right="0in" fo:margin-top="0in" fo:margin-bottom="0in" style:contextual-spacing="false" fo:text-indent="-0.25in" style:auto-text-indent="false"/>
      <style:text-properties officeooo:rsid="001bbdec" officeooo:paragraph-rsid="000f0ad3"/>
    </style:style>
    <style:style style:name="P19" style:family="paragraph" style:parent-style-name="Standard">
      <style:paragraph-properties loext:contextual-spacing="true" fo:margin-left="0.5in" fo:margin-right="0in" fo:margin-top="0in" fo:margin-bottom="0in" style:contextual-spacing="false" fo:text-indent="-0.25in" style:auto-text-indent="false"/>
      <style:text-properties officeooo:rsid="001bbdec" officeooo:paragraph-rsid="000f0ad3"/>
    </style:style>
    <style:style style:name="P20" style:family="paragraph" style:parent-style-name="Standard">
      <style:paragraph-properties loext:contextual-spacing="true" fo:margin-left="0.5in" fo:margin-right="0in" fo:margin-top="0in" fo:margin-bottom="0in" style:contextual-spacing="false" fo:text-indent="-0.25in" style:auto-text-indent="false"/>
      <style:text-properties officeooo:rsid="001f71e1" officeooo:paragraph-rsid="000f0ad3"/>
    </style:style>
    <style:style style:name="P21" style:family="paragraph" style:parent-style-name="Standard">
      <style:paragraph-properties loext:contextual-spacing="true" fo:margin-left="0.5in" fo:margin-right="0in" fo:margin-top="0in" fo:margin-bottom="0in" style:contextual-spacing="false" fo:line-height="200%" fo:text-indent="-0.25in" style:auto-text-indent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officeooo:rsid="001f71e1" officeooo:paragraph-rsid="000f0ad3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loext:contextual-spacing="true" fo:margin-left="0.25in" fo:margin-right="0in" fo:margin-top="0in" fo:margin-bottom="0in" style:contextual-spacing="false" fo:line-height="200%" fo:text-indent="0in" style:auto-text-indent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officeooo:rsid="001a7f0d" officeooo:paragraph-rsid="000f0ad3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8736" style:font-weight-asian="normal" style:font-weight-complex="normal"/>
    </style:style>
    <style:style style:name="T3" style:family="text">
      <style:text-properties fo:font-weight="normal" officeooo:rsid="000f0ad3" style:font-weight-asian="normal" style:font-weight-complex="normal"/>
    </style:style>
    <style:style style:name="T4" style:family="text">
      <style:text-properties officeooo:rsid="000f0ad3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officeooo:rsid="00198736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officeooo:rsid="000f0ad3" style:text-blinking="false" fo:background-color="transparent" style:font-weight-asian="normal" style:font-weight-complex="normal"/>
    </style:style>
    <style:style style:name="T7" style:family="text">
      <style:text-properties officeooo:rsid="001bbdec"/>
    </style:style>
    <style:style style:name="T8" style:family="text">
      <style:text-properties officeooo:rsid="001dc12d"/>
    </style:style>
    <style:style style:name="T9" style:family="text">
      <style:text-properties officeooo:rsid="001f71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ease Plan</text:p>
      <text:p text:style-name="P3">College Length Estimator</text:p>
      <text:p text:style-name="P3">Alpha Knights</text:p>
      <text:p text:style-name="P3">Primary Release</text:p>
      <text:p text:style-name="P3">3/17/17</text:p>
      <text:p text:style-name="P3">Revision Number: 1</text:p>
      <text:p text:style-name="P3"/>
      <text:p text:style-name="P4">High Level Goals:</text:p>
      <text:p text:style-name="P4"><text:span text:style-name="T1">1. Allow the user to create and store classes</text:span></text:p>
      <text:p text:style-name="P4"><text:span text:style-name="T1">2. Allow the user to create the most efficient schedule for all stored classes</text:span></text:p>
      <text:p text:style-name="P5"><text:span text:style-name="T1">3. Allow the user to add prerequisite and concurrent requirements for classes and have the scheduler take these into account.</text:span></text:p>
      <text:p text:style-name="P5"><text:span text:style-name="T1">4. Allow the user to add other details, such as quarter limitations and unit counts to classes, and have the schedule take these into account.</text:span></text:p>
      <text:p text:style-name="P5"><text:span text:style-name="T1">5. Create a functional and aesthetically pleasing user interface.</text:span></text:p>
      <text:p text:style-name="P5">User Stories for Release:</text:p>
      <text:p text:style-name="P5">Sprint 1:</text:p>
      <text:p text:style-name="P9"><text:span text:style-name="T3">(1) </text:span><text:span text:style-name="T2">“</text:span><text:bookmark text:name="docs-internal-guid-519a7072-3f46-f589-05f4-301af09ddaad"/><text:span text:style-name="T5">As a student, I want to add a course so that I can keep track of it.” </text:span><text:span text:style-name="T6">(Highest Priority for Sprint 1)</text:span></text:p>
      <text:p text:style-name="P9"><text:span text:style-name="T6">(1) </text:span><text:span text:style-name="T5">“</text:span><text:bookmark text:name="docs-internal-guid-519a7072-3f47-53c9-2b59-98bcefefca29"/><text:span text:style-name="T5">As a developer, I want to keep track of courses added so that users can change it later. “</text:span></text:p>
      <text:p text:style-name="P9"><text:span text:style-name="T6">(3) </text:span><text:span text:style-name="T5">“</text:span><text:bookmark text:name="docs-internal-guid-519a7072-3f47-8573-ab0d-97e48b0a41de"/><text:span text:style-name="T5">As a student, I want to add course prerequisite so that I know which courses I can take in a current term. “</text:span></text:p>
      <text:p text:style-name="P9"><text:span text:style-name="T6">(3) </text:span><text:span text:style-name="T5">“</text:span><text:bookmark text:name="docs-internal-guid-519a7072-3f47-c378-3363-a359b05656a4"/><text:span text:style-name="T5">As a student, I want to add a concurrent course so that I know what classes I need to take all </text:span><text:soft-page-break/><text:span text:style-name="T5">together.”</text:span></text:p>
      <text:p text:style-name="P9"><text:span text:style-name="T6">(4) </text:span><text:span text:style-name="T5">“</text:span><text:bookmark text:name="docs-internal-guid-519a7072-3f48-050f-4e0a-b91b76e2f197"/><text:span text:style-name="T5">As a student, I want to have a limit on the number of units per term so that I do not have too many courses in one term.”</text:span></text:p>
      <text:p text:style-name="P9"><text:span text:style-name="T6">(4) </text:span><text:span text:style-name="T5">“</text:span><text:bookmark text:name="docs-internal-guid-519a7072-3f48-223a-5960-90935231ebec"/><text:span text:style-name="T5">As a student, I want to specify if a course can only be taken during a specific term so that I do not get them mixed up in terms that I cannot take it in.”</text:span></text:p>
      <text:p text:style-name="P6"><text:span text:style-name="T4">(4) </text:span>“As a student, I want to specify if a course can only be taken during a specific term so that I do not get them mixed up in terms that I cannot take it in.”</text:p>
      <text:p text:style-name="P1"><text:span text:style-name="T4">(4) </text:span>As a student, I want to specify if I will be taking summer classes so that I have more options to consider for taking the course.</text:p>
      <text:p text:style-name="P2">Sprint 2:</text:p>
      <text:p text:style-name="P6"><text:span text:style-name="T4">(2/3) </text:span>“User Story 1: <text:span text:style-name="T7">As a developer I want to be able to present the user with a schedule that takes into account classes requiring prerequisites.” (Highest Priority for Sprint 2)</text:span></text:p>
      <text:p text:style-name="P7"><text:span text:style-name="T4">(2/3) </text:span>“User Story 2: <text:s/>As a developer I want to be able to present the user with a schedule that takes into account classes requiring concurrents.”</text:p>
      <text:p text:style-name="P8">Sprint 3:</text:p>
      <text:p text:style-name="P15"><text:span text:style-name="T4">(5) </text:span>User Story 1: <text:span text:style-name="T7">As a user I was the website to look nice</text:span></text:p>
      <text:list xml:id="list7953094626074887202" text:style-name="L1">
        <text:list-header>
          <text:p text:style-name="P12">Task 1: <text:span text:style-name="T8">Use CSS and Bootstrap to improve the visuals of the site </text:span></text:p>
        </text:list-header>
      </text:list>
      <text:list xml:id="list5611103453579476880" text:style-name="WWNum1">
        <text:list-header>
          <text:p text:style-name="P18"/>
        </text:list-header>
      </text:list>
      <text:p text:style-name="P15"/>
      <text:p text:style-name="P15"><text:span text:style-name="T4">(3) </text:span>User Story 2: <text:s/><text:span text:style-name="T8">As a developer I want better processing of concurrent and prerequisite courses</text:span></text:p>
      <text:list xml:id="list2411185128430745112" text:style-name="L3">
        <text:list-header>
          <text:p text:style-name="P14">Task 1: Improve how we handle and display the requirements of prerequisite and concurrents </text:p>
          <text:p text:style-name="P14"/>
        </text:list-header>
      </text:list>
      <text:p text:style-name="P13"><text:span text:style-name="T4">(2) </text:span>User Story 3: As a user I want to be able to generate a potential schedule</text:p>
      <text:p text:style-name="P10"><text:tab/><text:span text:style-name="T1">Task 1: develop and produce output algorithm </text:span><text:span text:style-name="T3">(Highest Priority for Sprint 3)</text:span></text:p>
      <text:p text:style-name="P2"><text:span text:style-name="T1"/></text:p>
      <text:p text:style-name="P2">Product Backlog:</text:p>
      <text:p text:style-name="P2"><text:bookmark text:name="docs-internal-guid-519a7072-3f49-1f11-c125-73ecd2585ecb"/><text:soft-page-break/><text:span text:style-name="T1">As a student, I want to specify what type of term I have for my college (Such as Quarter, Semester, etc) so that I know how to look at them each term relative to time.</text:span></text:p>
      <text:p text:style-name="P16">As a user I want to be able to export my completed schedule in a variety of different forms</text:p>
      <text:p text:style-name="P11"><text:tab/>Task 1: Allow the user to create a document containing all of the finished course schedul<text:span text:style-name="T4">e </text:span>information in several different file types, such as PDF or DOC</text:p>
      <text:p text:style-name="P17">User Story <text:span text:style-name="T9">4</text:span> (tentative / stretch goal): As a user I want to be able to not have to enter UCSC classes, and instead have them pulled directly from the UCSC website.</text:p>
      <text:p text:style-name="P19"><text:tab/><text:span text:style-name="T9">Task 1: Implement a webscraper to pull data from the UCSC department sites</text:span></text:p>
      <text:p text:style-name="P19"/>
      <text:p text:style-name="P20"><text:tab/>Task 2: Implement a query from our website to our scraper when a user begins to enter course information</text:p>
      <text:p text:style-name="P19"/>
      <text:p text:style-name="P21"><text:tab/>Task 3: Use the information pulled to create the course schedule</text:p>
      <text:p text:style-name="P21"/>
      <text:p text:style-name="P22">We were able to get the UCSC SOE classes, but not the entire schools because of wide varieties in department websi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8:39:28.350000000</meta:creation-date>
    <dc:date>2017-03-16T19:24:21.897000000</dc:date>
    <meta:editing-duration>PT14M40S</meta:editing-duration>
    <meta:editing-cycles>2</meta:editing-cycles>
    <meta:generator>LibreOffice/4.1.1.2$Windows_x86 LibreOffice_project/7e4286b58adc75a14f6d83f53a03b6c11fa2903</meta:generator>
    <meta:document-statistic meta:table-count="0" meta:image-count="0" meta:object-count="0" meta:page-count="3" meta:paragraph-count="43" meta:word-count="646" meta:character-count="3366" meta:non-whitespace-character-count="2755"/>
  </office:meta>
</office:document-meta>
</file>